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c89" officeooo:paragraph-rsid="00150c89"/>
    </style:style>
    <style:style style:name="P2" style:family="paragraph" style:parent-style-name="Standard">
      <style:text-properties officeooo:rsid="00154fe0" officeooo:paragraph-rsid="00154fe0"/>
    </style:style>
    <style:style style:name="P3" style:family="paragraph" style:parent-style-name="Standard">
      <style:text-properties officeooo:rsid="0015851c" officeooo:paragraph-rsid="0015851c"/>
    </style:style>
    <style:style style:name="P4" style:family="paragraph" style:parent-style-name="Standard">
      <style:text-properties officeooo:rsid="0015851c" officeooo:paragraph-rsid="0015851c"/>
    </style:style>
    <style:style style:name="P5" style:family="paragraph" style:parent-style-name="Standard">
      <style:text-properties officeooo:rsid="0018b614" officeooo:paragraph-rsid="0018b6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ke gebruikersrollen minimaal 2</text:p>
      <text:p text:style-name="P1">Welke entiteiten opslaan in de database </text:p>
      <text:p text:style-name="P1"/>
      <text:p text:style-name="P2">geregistreerde bezoeker kan een bod doen of kijk afspraak maken.</text:p>
      <text:p text:style-name="P2"/>
      <text:p text:style-name="P2">Welke gegevens wil ik van de geregistreerde bezoeker hebben.</text:p>
      <text:p text:style-name="P2"/>
      <text:p text:style-name="P3">2 Gebruikersrollen</text:p>
      <text:p text:style-name="P3">-eigenaar</text:p>
      <text:p text:style-name="P3">-geregistreerde bezoeker</text:p>
      <text:p text:style-name="P3">-(ongeregistreerde bezoeker)</text:p>
      <text:p text:style-name="P3"/>
      <text:p text:style-name="P3">gegevens (geregistreerde bezoeker.) (klasse person)</text:p>
      <text:p text:style-name="P3">-voornaam achternaam</text:p>
      <text:p text:style-name="P3">-emailadres </text:p>
      <text:p text:style-name="P3">-inlognaam</text:p>
      <text:p text:style-name="P3">-telefoonnummer</text:p>
      <text:p text:style-name="P3">-adresgegevens</text:p>
      <text:p text:style-name="P3"><text:tab/>-woonplaats</text:p>
      <text:p text:style-name="P3"><text:tab/>-postcode</text:p>
      <text:p text:style-name="P3"><text:tab/>-straatnaam</text:p>
      <text:p text:style-name="P3"><text:tab/>-huisnummer</text:p>
      <text:p text:style-name="P3"/>
      <text:p text:style-name="P3">mogelijkheden geregistreerde bezoeker.</text:p>
      <text:p text:style-name="P3">-afspraak maken voor bezichtiging.</text:p>
      <text:p text:style-name="P3">-bod/reservatie pony op de verkooppagina</text:p>
      <text:p text:style-name="P3"/>
      <text:p text:style-name="P3">klassen voor ponies</text:p>
      <text:p text:style-name="P3">-ponies</text:p>
      <text:p text:style-name="P3"><text:tab/>-veulens</text:p>
      <text:p text:style-name="P3"><text:tab/>-merries</text:p>
      <text:p text:style-name="P3"><text:tab/>-hengsten</text:p>
      <text:p text:style-name="P3"><text:tab/>-ruinen</text:p>
      <text:p text:style-name="P3">-overig (verkoop zadels rijtuig wagens etc etc)</text:p>
      <text:p text:style-name="P3"/>
      <text:p text:style-name="P3">klasse afspraken</text:p>
      <text:p text:style-name="P3">datum </text:p>
      <text:p text:style-name="P3">tijd</text:p>
      <text:p text:style-name="P3">reden</text:p>
      <text:p text:style-name="P3"/>
      <text:p text:style-name="P5">klasse nieuwsitems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3:41:09.065566671</meta:creation-date>
    <dc:date>2021-10-15T13:10:28.262564850</dc:date>
    <meta:editing-duration>PT1H53M2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85" meta:character-count="714" meta:non-whitespace-character-count="651"/>
  </office:meta>
</office:document-meta>
</file>